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script-lb.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Util.xml" manifest:media-type="text/xml"/>
  <manifest:file-entry manifest:full-path="Basic/Standard/ConstantsAndGlobals.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C0000001E5936F2853B24A181.png" manifest:media-type="image/png"/>
  <manifest:file-entry manifest:full-path="Pictures/10000001000000250000001E66F7EC86AC6A8ACD.png" manifest:media-type="image/png"/>
  <manifest:file-entry manifest:full-path="Pictures/10000001000000250000001E0594ADB44C19A4C7.png" manifest:media-type="image/png"/>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99cm"/>
    </style:style>
    <style:style style:name="co2" style:family="table-column">
      <style:table-column-properties fo:break-before="auto" style:column-width="0.199cm"/>
    </style:style>
    <style:style style:name="co3" style:family="table-column">
      <style:table-column-properties fo:break-before="auto" style:column-width="2.378cm"/>
    </style:style>
    <style:style style:name="co4" style:family="table-column">
      <style:table-column-properties fo:break-before="auto" style:column-width="2.45cm"/>
    </style:style>
    <style:style style:name="co5" style:family="table-column">
      <style:table-column-properties fo:break-before="auto" style:column-width="2.15cm"/>
    </style:style>
    <style:style style:name="co6" style:family="table-column">
      <style:table-column-properties fo:break-before="auto" style:column-width="2.258cm"/>
    </style:style>
    <style:style style:name="co7" style:family="table-column">
      <style:table-column-properties fo:break-before="auto" style:column-width="1.603cm"/>
    </style:style>
    <style:style style:name="co8" style:family="table-column">
      <style:table-column-properties fo:break-before="auto" style:column-width="2.062cm"/>
    </style:style>
    <style:style style:name="co9" style:family="table-column">
      <style:table-column-properties fo:break-before="auto" style:column-width="2.004cm"/>
    </style:style>
    <style:style style:name="co10" style:family="table-column">
      <style:table-column-properties fo:break-before="auto" style:column-width="1cm"/>
    </style:style>
    <style:style style:name="co11" style:family="table-column">
      <style:table-column-properties fo:break-before="auto" style:column-width="1.499cm"/>
    </style:style>
    <style:style style:name="co12" style:family="table-column">
      <style:table-column-properties fo:break-before="auto" style:column-width="1.002cm"/>
    </style:style>
    <style:style style:name="co13" style:family="table-column">
      <style:table-column-properties fo:break-before="auto" style:column-width="1.718cm"/>
    </style:style>
    <style:style style:name="ro1" style:family="table-row">
      <style:table-row-properties style:row-height="0.9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0d335b" style:text-align-source="fix" style:repeat-content="false" fo:border="0.74pt solid #ffffff" style:vertical-align="middle"/>
      <style:paragraph-properties fo:text-align="center" fo:margin-left="0cm"/>
      <style:text-properties fo:color="#ffffff" fo:font-size="12pt" fo:font-weight="bold"/>
    </style:style>
    <style:style style:name="ce2"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4" style:family="table-cell" style:parent-style-name="Default" style:data-style-name="N100">
      <style:table-cell-properties style:text-align-source="fix" style:repeat-content="false" fo:border="0.74pt solid #ffffff" style:vertical-align="middle"/>
      <style:paragraph-properties fo:text-align="center"/>
    </style:style>
    <style:style style:name="ce5" style:family="table-cell" style:parent-style-name="Default" style:data-style-name="N100">
      <style:table-cell-properties fo:border="0.74pt solid #ffffff" style:vertical-align="middle"/>
    </style:style>
    <style:style style:name="ce10" style:family="table-cell" style:parent-style-name="Status" style:data-style-name="N100">
      <style:table-cell-properties fo:background-color="#6b7989"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7" style:family="table-cell" style:parent-style-name="Default" style:data-style-name="N100">
      <style:table-cell-properties fo:background-color="#b5bfca" fo:border="0.74pt solid #ffffff" style:vertical-align="middle"/>
    </style:style>
    <style:style style:name="ce8" style:family="table-cell" style:parent-style-name="Default" style:data-style-name="N100">
      <style:table-cell-properties fo:background-color="#6b7989" style:text-align-source="fix" style:repeat-content="false" fo:border="0.74pt solid #ffffff" style:vertical-align="middle"/>
      <style:paragraph-properties fo:text-align="center" fo:margin-left="0cm"/>
    </style:style>
    <style:style style:name="ce27" style:family="table-cell" style:parent-style-name="Status" style:data-style-name="N100">
      <style:table-cell-properties fo:background-color="#93c4e2"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1" style:family="table-cell" style:parent-style-name="Default" style:data-style-name="N100">
      <style:table-cell-properties fo:background-color="#93c4e2" style:text-align-source="fix" style:repeat-content="false" fo:border="0.74pt solid #ffffff" style:vertical-align="middle"/>
      <style:paragraph-properties fo:text-align="center" fo:margin-left="0cm"/>
    </style:style>
    <style:style style:name="ce16" style:family="table-cell" style:parent-style-name="Status" style:data-style-name="N100">
      <style:table-cell-properties fo:background-color="#3465a4" style:text-align-source="fix" style:repeat-content="false" fo:border="0.74pt solid #ffffff" style:vertical-align="middle"/>
      <style:paragraph-properties fo:text-align="center" fo:margin-left="0cm"/>
      <style:text-properties fo:color="#ffffff" fo:font-size="12pt" fo:font-weight="bold"/>
    </style:style>
    <style:style style:name="ce18" style:family="table-cell" style:parent-style-name="Status" style:data-style-name="N100">
      <style:table-cell-properties fo:background-color="#3465a4" style:cell-protect="hidden-and-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3" style:family="table-cell" style:parent-style-name="Default" style:data-style-name="N100">
      <style:table-cell-properties fo:background-color="#b5bfca" style:cell-protect="hidden-and-protected" style:print-content="true" fo:border="0.74pt solid #ffffff" style:vertical-align="middle"/>
    </style:style>
    <style:style style:name="ce15" style:family="table-cell" style:parent-style-name="Status" style:data-style-name="N100">
      <style:table-cell-properties fo:background-color="#0d335b" style:cell-protect="hidden-and-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21" style:family="table-cell" style:parent-style-name="Status" style:data-style-name="N100">
      <style:table-cell-properties fo:background-color="#6b7989" style:cell-protect="hidden-and-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22" style:family="table-cell" style:parent-style-name="Default" style:data-style-name="N100">
      <style:table-cell-properties style:cell-protect="hidden-and-protected" style:print-content="true" fo:border="0.74pt solid #ffffff" style:vertical-align="middle"/>
    </style:style>
    <style:style style:name="ce36" style:family="table-cell" style:parent-style-name="Status" style:data-style-name="N100">
      <style:table-cell-properties fo:background-color="#93c4e2" style:cell-protect="none" style:print-content="true" fo:border="0.74pt solid #ffffff" style:vertical-align="middle"/>
      <style:text-properties fo:color="#ffffff" fo:font-size="12pt" fo:font-weight="bold"/>
    </style:style>
    <style:style style:name="ce37" style:family="table-cell" style:parent-style-name="Status" style:data-style-name="N100">
      <style:table-cell-properties fo:background-color="#93c4e2" style:cell-protect="hidden-and-protected" style:print-content="true" fo:border="0.74pt solid #ffffff" style:vertical-align="middle"/>
      <style:text-properties fo:color="#ffffff" fo:font-size="12pt" fo:font-weight="bold"/>
    </style:style>
    <style:style style:name="ce39" style:family="table-cell" style:parent-style-name="Status" style:data-style-name="N100">
      <style:table-cell-properties fo:background-color="#3465a4" style:text-align-source="fix" style:repeat-content="false" fo:border="0.74pt solid #ffffff" style:vertical-align="middle"/>
      <style:paragraph-properties fo:text-align="center" fo:margin-left="0cm"/>
      <style:text-properties fo:color="#ffffff" fo:font-size="12pt" fo:font-weight="bold"/>
    </style:style>
    <style:style style:name="ce23" style:family="table-cell" style:parent-style-name="Status" style:data-style-name="N100">
      <style:table-cell-properties fo:background-color="#b4c7dc" style:cell-protect="hidden-and-protected" style:print-content="true" fo:border="0.74pt solid #ffffff" style:vertical-align="middle"/>
      <style:text-properties fo:color="#ffffff" fo:font-size="12pt" fo:font-weight="bold"/>
    </style:style>
    <style:style style:name="ce29" style:family="table-cell" style:parent-style-name="Default" style:data-style-name="N100">
      <style:table-cell-properties fo:background-color="#93c4e2" style:cell-protect="none" style:print-content="true" fo:border="0.74pt solid #ffffff" style:vertical-align="middle"/>
      <style:text-properties fo:color="#ffffff" fo:font-size="12pt" fo:font-weight="bold"/>
    </style:style>
    <style:style style:name="ce42" style:family="table-cell" style:parent-style-name="Default" style:data-style-name="N100">
      <style:table-cell-properties fo:background-color="#93c4e2" style:cell-protect="hidden-and-protected" style:print-content="true" fo:border="0.74pt solid #ffffff" style:vertical-align="middle"/>
      <style:text-properties fo:color="#ffffff" fo:font-size="12pt" fo:font-weight="bold"/>
    </style:style>
    <style:style style:name="ce32" style:family="table-cell" style:parent-style-name="Status" style:data-style-name="N100">
      <style:table-cell-properties fo:background-color="#6b7989" style:cell-protect="hidden-and-protected" style:print-content="true" style:text-align-source="fix" style:repeat-content="false" fo:wrap-option="wrap" fo:border="0.74pt solid #ffffff" style:vertical-align="middle"/>
      <style:paragraph-properties fo:text-align="center" fo:margin-left="0cm"/>
      <style:text-properties fo:color="#ffffff" fo:font-size="12pt" fo:font-weight="bold"/>
    </style:style>
    <style:style style:name="gr1" style:family="graphic">
      <style:graphic-properties fo:background-color="#3aa47c" style:protect="position size"/>
    </style:style>
    <style:style style:name="gr2" style:family="graphic">
      <style:graphic-properties draw:textarea-vertical-align="middle" fo:background-color="#3aa47c"/>
      <style:text-properties fo:color="#ffffff" fo:font-size="12pt" fo:font-weight="bold"/>
    </style:style>
    <style:style style:name="gr3" style:family="graphic">
      <style:graphic-properties fo:background-color="#93c4e2" fo:border="#ffffff"/>
    </style:style>
    <style:style style:name="gr4" style:family="graphic">
      <style:graphic-properties draw:textarea-vertical-align="middle" fo:background-color="#d41010"/>
      <style:text-properties fo:color="#ffffff" fo:font-size="12pt" fo:font-weight="bold"/>
    </style:style>
    <style:style style:name="gr5" style:family="graphic">
      <style:graphic-properties draw:textarea-vertical-align="middle" fo:background-color="#7d9b94"/>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style>
  </office:automatic-styles>
  <office:body>
    <office:spreadsheet>
      <table:calculation-settings table:automatic-find-labels="false" table:use-regular-expressions="false" table:use-wildcards="true"/>
      <table:table table:name="Forno" table:style-name="ta1">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form:performaction" xlink:href="vnd.sun.star.script:Standard.ListManager.RemoveItem?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TriangleSelected?language=Basic&amp;location=document" xlink:type="simple"/>
              </office:event-listeners>
            </form:button>
            <form:button form:name="adicionarItem" form:control-implementation="ooo:com.sun.star.form.component.CommandButton" xml:id="control6" form:id="control6" form:label="Adicionar Item"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ItemManager.AddItem?language=Basic&amp;location=document" xlink:type="simple"/>
              </office:event-listeners>
            </form:button>
            <form:button form:name="salvarProjeto" form:control-implementation="ooo:com.sun.star.form.component.CommandButton" xml:id="control7" form:id="control7" form:label="Salvar List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abrirProjeto" form:control-implementation="ooo:com.sun.star.form.component.CommandButton" xml:id="control8" form:id="control8" form:label="Abrir List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limparLista" form:control-implementation="ooo:com.sun.star.form.component.CommandButton" xml:id="control9" form:id="control9" form:label="Limpar"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combobox form:name="escolheForno" form:control-implementation="ooo:com.sun.star.form.component.ComboBox" xml:id="control10" form:id="control10" form:dropdown="true" form:size="50"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dom:mousedown" xlink:href="vnd.sun.star.script:Standard.ComboboxManager.ListComboItems?language=Basic&amp;location=application" xlink:type="simple"/>
              </office:event-listeners>
              <form:item form:label="&quot;teste&quot; Chr(10) &quot;aa&quot;"/>
            </form:combobox>
            <form:button form:name="Botão de pressão 1" form:control-implementation="ooo:com.sun.star.form.component.CommandButton" xml:id="control11" form:id="control11" form:label="Organizar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apagarLista" form:control-implementation="ooo:com.sun.star.form.component.CommandButton" xml:id="control12" form:id="control12" form:label="Apagar List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botaoDecremento4" form:control-implementation="ooo:com.sun.star.form.component.CommandButton" xml:id="control13" form:id="control13"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4" form:control-implementation="ooo:com.sun.star.form.component.CommandButton" xml:id="control14" form:id="control14"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4" form:control-implementation="ooo:com.sun.star.form.component.CommandButton" xml:id="control15" form:id="control15"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mg_lixo.png"/>
              </form:properties>
              <office:event-listeners>
                <script:event-listener script:language="ooo:script" script:event-name="dom:mouseup" xlink:href="vnd.sun.star.script:Standard.ListManager.RemoveItem?language=Basic&amp;location=document" xlink:type="simple"/>
              </office:event-listeners>
            </form:button>
          </form:form>
        </office:forms>
        <table:table-column table:style-name="co1" table:number-columns-repeated="4" table:default-cell-style-name="ce5"/>
        <table:table-column table:style-name="co2" table:default-cell-style-name="ce7"/>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6" table:number-columns-repeated="1008" table:default-cell-style-name="ce5"/>
        <table:table-row table:style-name="ro1">
          <table:table-cell table:style-name="ce1" office:value-type="string" calcext:value-type="string" table:number-columns-spanned="4" table:number-rows-spanned="1">
            <text:p>Novo Item:</text:p>
          </table:table-cell>
          <table:covered-table-cell table:number-columns-repeated="3"/>
          <table:table-cell/>
          <table:table-cell table:style-name="ce16"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36"/>
          <table:table-cell table:style-name="ce39" office:value-type="string" calcext:value-type="string" table:number-columns-spanned="2" table:number-rows-spanned="1">
            <text:p>Largura (cm):</text:p>
          </table:table-cell>
          <table:covered-table-cell/>
          <table:table-cell table:style-name="ce29"/>
          <table:table-cell table:style-name="ce39" office:value-type="string" calcext:value-type="string" table:number-columns-spanned="2" table:number-rows-spanned="1">
            <text:p>Altura (cm):</text:p>
          </table:table-cell>
          <table:covered-table-cell/>
          <table:table-cell table:style-name="ce29" table:number-columns-spanned="3" table:number-rows-spanned="1"/>
          <table:covered-table-cell/>
          <table:covered-table-cell table:style-name="ce29"/>
          <table:table-cell table:number-columns-repeated="1008"/>
        </table:table-row>
        <table:table-row table:style-name="ro1">
          <table:table-cell table:style-name="ce4" table:number-columns-spanned="1" table:number-rows-spanned="2">
            <draw:control draw:z-index="4" draw:name="Controle 4" draw:style-name="gr1" draw:text-style-name="P1" svg:width="1.799cm" svg:height="1.799cm" svg:x="0cm" svg:y="0cm" draw:control="control2"/>
          </table:table-cell>
          <table:table-cell office:value-type="string" calcext:value-type="string" table:number-columns-spanned="1" table:number-rows-spanned="2">
            <text:p>Largura (cm):</text:p>
            <draw:control draw:z-index="5" draw:name="Controle 5" draw:style-name="gr1" draw:text-style-name="P1" svg:width="1.799cm" svg:height="1.799cm" svg:x="0cm" svg:y="0cm" draw:control="control3"/>
          </table:table-cell>
          <table:table-cell table:number-columns-spanned="1" table:number-rows-spanned="2">
            <draw:control draw:z-index="6" draw:name="Controle 6" draw:style-name="gr1" draw:text-style-name="P1" svg:width="1.8cm" svg:height="1.799cm" svg:x="0cm" svg:y="0cm" draw:control="control4"/>
          </table:table-cell>
          <table:table-cell table:number-columns-spanned="1" table:number-rows-spanned="2">
            <draw:control draw:z-index="7" draw:name="Controle 7" draw:style-name="gr1" draw:text-style-name="P1" svg:width="1.799cm" svg:height="1.799cm" svg:x="0cm" svg:y="0cm" draw:control="control5"/>
          </table:table-cell>
          <table:table-cell/>
          <table:table-cell table:style-name="ce7" table:number-columns-spanned="4" table:number-rows-spanned="1"/>
          <table:covered-table-cell table:number-columns-repeated="3" table:style-name="ce7"/>
          <table:table-cell table:style-name="ce7" table:number-columns-spanned="2" table:number-rows-spanned="1">
            <draw:control draw:z-index="3" draw:name="Controle 2" draw:style-name="gr2" draw:text-style-name="P2" svg:width="3.666cm" svg:height="0.9cm" svg:x="0cm" svg:y="0cm" draw:control="control1"/>
          </table:table-cell>
          <table:covered-table-cell table:style-name="ce7"/>
          <table:table-cell table:style-name="ce7" table:number-columns-spanned="5" table:number-rows-spanned="1"/>
          <table:covered-table-cell table:number-columns-repeated="4" table:style-name="ce7"/>
          <table:table-cell table:number-columns-repeated="1008"/>
        </table:table-row>
        <table:table-row table:style-name="ro1">
          <table:covered-table-cell table:number-columns-repeated="4"/>
          <table:table-cell/>
          <table:table-cell table:style-name="ce7" table:number-columns-spanned="11" table:number-rows-spanned="1"/>
          <table:covered-table-cell table:number-columns-repeated="10" table:style-name="ce7"/>
          <table:table-cell table:number-columns-repeated="1008"/>
        </table:table-row>
        <table:table-row table:style-name="ro1">
          <table:table-cell table:style-name="ce10" office:value-type="string" calcext:value-type="string" table:number-columns-spanned="2" table:number-rows-spanned="1">
            <text:p>Tipo:</text:p>
          </table:table-cell>
          <table:covered-table-cell table:style-name="ce8" office:value-type="string" calcext:value-type="string">
            <text:p>Comp. (cm):</text:p>
          </table:covered-table-cell>
          <table:table-cell table:style-name="ce27" office:value-type="string" calcext:value-type="string" table:number-columns-spanned="2" table:number-rows-spanned="1">
            <text:p>Triângulo</text:p>
          </table:table-cell>
          <table:covered-table-cell table:style-name="ce11"/>
          <table:table-cell/>
          <table:table-cell table:style-name="ce1" office:value-type="string" calcext:value-type="string" table:number-columns-spanned="11" table:number-rows-spanned="1">
            <text:p>Escolha o Forno a ser Usado</text:p>
          </table:table-cell>
          <table:covered-table-cell table:number-columns-repeated="10"/>
          <table:table-cell table:number-columns-repeated="1008"/>
        </table:table-row>
        <table:table-row table:style-name="ro1">
          <table:table-cell table:style-name="ce10" office:value-type="string" calcext:value-type="string" table:number-columns-spanned="2" table:number-rows-spanned="1">
            <text:p>Descrição:</text:p>
          </table:table-cell>
          <table:covered-table-cell table:style-name="ce8"/>
          <table:table-cell table:style-name="ce27" office:value-type="string" calcext:value-type="string" table:number-columns-spanned="2" table:number-rows-spanned="1">
            <text:p>sdf</text:p>
          </table:table-cell>
          <table:covered-table-cell table:style-name="ce11"/>
          <table:table-cell/>
          <table:table-cell table:number-columns-spanned="11" table:number-rows-spanned="1">
            <draw:control table:end-cell-address="Forno.P6" table:end-x="1.499cm" table:end-y="0.899cm" draw:z-index="12" draw:name="Controle 3" draw:style-name="gr3" draw:text-style-name="P3" svg:width="19.905cm" svg:height="0.9cm" svg:x="0cm" svg:y="-0.001cm" draw:control="control10"/>
          </table:table-cell>
          <table:covered-table-cell table:number-columns-repeated="10"/>
          <table:table-cell table:number-columns-repeated="1008"/>
        </table:table-row>
        <table:table-row table:style-name="ro1">
          <table:table-cell table:style-name="ce10" office:value-type="string" calcext:value-type="string" table:number-columns-spanned="2" table:number-rows-spanned="1">
            <text:p>Altura (cm):</text:p>
          </table:table-cell>
          <table:covered-table-cell table:style-name="ce8"/>
          <table:table-cell table:style-name="ce27" office:value-type="string" calcext:value-type="string" table:number-columns-spanned="2" table:number-rows-spanned="1">
            <text:p>32</text:p>
          </table:table-cell>
          <table:covered-table-cell table:style-name="ce11"/>
          <table:table-cell/>
          <table:table-cell table:style-name="ce18" office:value-type="string" calcext:value-type="string" table:number-columns-spanned="2" table:number-rows-spanned="1">
            <text:p>Comprimento (cm):</text:p>
          </table:table-cell>
          <table:covered-table-cell table:style-name="ce22"/>
          <table:table-cell table:style-name="ce37" office:value-type="float" office:value="200" calcext:value-type="float">
            <text:p>200</text:p>
          </table:table-cell>
          <table:table-cell table:style-name="ce18" office:value-type="string" calcext:value-type="string" table:number-columns-spanned="2" table:number-rows-spanned="1">
            <text:p>Largura (cm):</text:p>
          </table:table-cell>
          <table:covered-table-cell table:style-name="ce22"/>
          <table:table-cell table:style-name="ce42" office:value-type="float" office:value="80" calcext:value-type="float">
            <text:p>80</text:p>
          </table:table-cell>
          <table:table-cell table:style-name="ce18" office:value-type="string" calcext:value-type="string" table:number-columns-spanned="2" table:number-rows-spanned="1">
            <text:p>Altura (cm):</text:p>
          </table:table-cell>
          <table:covered-table-cell table:style-name="ce22"/>
          <table:table-cell table:style-name="ce29" office:value-type="string" calcext:value-type="string" table:number-columns-spanned="3" table:number-rows-spanned="1">
            <text:p>200</text:p>
          </table:table-cell>
          <table:covered-table-cell table:style-name="ce22"/>
          <table:covered-table-cell table:style-name="ce42"/>
          <table:table-cell table:number-columns-repeated="1008"/>
        </table:table-row>
        <table:table-row table:style-name="ro1">
          <table:table-cell table:style-name="ce10" office:value-type="string" calcext:value-type="string" table:number-columns-spanned="2" table:number-rows-spanned="1">
            <text:p>Largura (cm):</text:p>
          </table:table-cell>
          <table:covered-table-cell table:style-name="ce8"/>
          <table:table-cell table:style-name="ce27" office:value-type="string" calcext:value-type="string" table:number-columns-spanned="2" table:number-rows-spanned="1">
            <text:p>32</text:p>
          </table:table-cell>
          <table:covered-table-cell table:style-name="ce11"/>
          <table:table-cell/>
          <table:table-cell table:style-name="ce18" office:value-type="string" calcext:value-type="string" table:number-columns-spanned="2" table:number-rows-spanned="1">
            <text:p>Alt. dos suportes (cm)</text:p>
          </table:table-cell>
          <table:covered-table-cell table:style-name="ce22"/>
          <table:table-cell table:style-name="ce37" office:value-type="string" calcext:value-type="string" table:number-columns-spanned="9" table:number-rows-spanned="1">
            <text:p>5 10 15 20 25</text:p>
          </table:table-cell>
          <table:covered-table-cell table:number-columns-repeated="8" table:style-name="ce23"/>
          <table:table-cell table:number-columns-repeated="1008"/>
        </table:table-row>
        <table:table-row table:style-name="ro1">
          <table:table-cell table:style-name="ce10" table:number-columns-spanned="2" table:number-rows-spanned="1"/>
          <table:covered-table-cell table:style-name="ce8"/>
          <table:table-cell table:style-name="ce27" office:value-type="string" calcext:value-type="string" table:number-columns-spanned="2" table:number-rows-spanned="1">
            <text:p>65</text:p>
          </table:table-cell>
          <table:covered-table-cell table:style-name="ce11"/>
          <table:table-cell/>
          <table:table-cell table:style-name="ce13" table:number-columns-spanned="11" table:number-rows-spanned="1"/>
          <table:covered-table-cell table:number-columns-repeated="10" table:style-name="ce22"/>
          <table:table-cell table:number-columns-repeated="1008"/>
        </table:table-row>
        <table:table-row table:style-name="ro1">
          <table:table-cell office:value-type="string" calcext:value-type="string" table:number-columns-spanned="4" table:number-rows-spanned="1">
            <text:p><text:s/></text:p>
            <draw:control table:end-cell-address="Forno.D10" table:end-x="1.799cm" table:end-y="0.9cm" draw:z-index="8" draw:name="Controle 1" draw:style-name="gr2" draw:text-style-name="P2" svg:width="7.197cm" svg:height="0.9cm" svg:x="0cm" svg:y="0cm" draw:control="control6"/>
          </table:table-cell>
          <table:covered-table-cell table:number-columns-repeated="3"/>
          <table:table-cell/>
          <table:table-cell table:style-name="ce15" office:value-type="string" calcext:value-type="string" table:number-columns-spanned="9" table:number-rows-spanned="1">
            <text:p>Lista de Itens</text:p>
          </table:table-cell>
          <table:covered-table-cell table:number-columns-repeated="8" table:style-name="ce22"/>
          <table:table-cell table:style-name="ce22" table:number-columns-spanned="2" table:number-rows-spanned="1">
            <draw:control draw:z-index="11" draw:name="Controle 10" draw:style-name="gr4" draw:text-style-name="P2" svg:width="2.72cm" svg:height="0.9cm" svg:x="0cm" svg:y="0cm" draw:control="control9"/>
          </table:table-cell>
          <table:covered-table-cell table:style-name="ce22"/>
          <table:table-cell table:number-columns-repeated="1008"/>
        </table:table-row>
        <table:table-row table:style-name="ro1">
          <table:table-cell table:style-name="ce7" table:number-columns-spanned="4" table:number-rows-spanned="1"/>
          <table:covered-table-cell table:number-columns-repeated="3"/>
          <table:table-cell/>
          <table:table-cell table:style-name="ce18" office:value-type="string" calcext:value-type="string" table:number-columns-spanned="1" table:number-rows-spanned="2">
            <text:p>Tipo</text:p>
          </table:table-cell>
          <table:table-cell table:style-name="ce18" office:value-type="string" calcext:value-type="string" table:number-columns-spanned="3" table:number-rows-spanned="2">
            <text:p>Descrição</text:p>
          </table:table-cell>
          <table:covered-table-cell table:number-columns-repeated="2" table:style-name="ce18" office:value-type="string" calcext:value-type="string">
            <text:p>Descrição</text:p>
          </table:covered-table-cell>
          <table:table-cell table:style-name="ce18" office:value-type="string" calcext:value-type="string" table:number-columns-spanned="3" table:number-rows-spanned="1">
            <text:p>Dimensões (cm)</text:p>
          </table:table-cell>
          <table:covered-table-cell table:number-columns-repeated="2" table:style-name="ce18" office:value-type="string" calcext:value-type="string">
            <text:p>Dimensões</text:p>
          </table:covered-table-cell>
          <table:table-cell table:style-name="ce18" office:value-type="string" calcext:value-type="string" table:number-columns-spanned="3" table:number-rows-spanned="2">
            <text:p>Qtd</text:p>
          </table:table-cell>
          <table:covered-table-cell table:number-columns-repeated="2" table:style-name="ce18" office:value-type="string" calcext:value-type="string">
            <text:p>Qtd</text:p>
          </table:covered-table-cell>
          <table:table-cell table:style-name="ce18" office:value-type="string" calcext:value-type="string" table:number-columns-spanned="1" table:number-rows-spanned="2">
            <text:p>Excluir</text:p>
          </table:table-cell>
          <table:table-cell table:number-columns-repeated="1008"/>
        </table:table-row>
        <table:table-row table:style-name="ro1">
          <table:table-cell table:style-name="ce7" table:number-columns-spanned="4" table:number-rows-spanned="1"/>
          <table:covered-table-cell table:number-columns-repeated="3"/>
          <table:table-cell/>
          <table:covered-table-cell table:number-columns-repeated="4" table:style-name="ce18"/>
          <table:table-cell table:style-name="ce18" office:value-type="string" calcext:value-type="string">
            <text:p>Alt</text:p>
          </table:table-cell>
          <table:table-cell table:style-name="ce18" office:value-type="string" calcext:value-type="string">
            <text:p>Larg</text:p>
          </table:table-cell>
          <table:table-cell table:style-name="ce18" office:value-type="string" calcext:value-type="string">
            <text:p>Comp</text:p>
          </table:table-cell>
          <table:covered-table-cell table:number-columns-repeated="4" table:style-name="ce18"/>
          <table:table-cell table:number-columns-repeated="1008"/>
        </table:table-row>
        <table:table-row table:style-name="ro1">
          <table:table-cell table:style-name="ce7" table:number-columns-spanned="4" table:number-rows-spanned="1">
            <draw:control draw:z-index="10" draw:name="Controle 9" draw:style-name="gr5" draw:text-style-name="P2" svg:width="7.197cm" svg:height="0.9cm" svg:x="0cm" svg:y="0cm" draw:control="control8"/>
          </table:table-cell>
          <table:covered-table-cell table:number-columns-repeated="3"/>
          <table:table-cell/>
          <table:table-cell table:style-name="ce21" office:value-type="string" calcext:value-type="string">
            <text:p>Triângulo</text:p>
          </table:table-cell>
          <table:table-cell table:style-name="ce21" office:value-type="string" calcext:value-type="string" table:number-columns-spanned="3" table:number-rows-spanned="1">
            <text:p>sdf</text:p>
          </table:table-cell>
          <table:covered-table-cell table:number-columns-repeated="2" table:style-name="ce21"/>
          <table:table-cell table:number-columns-repeated="2" table:style-name="ce21" office:value-type="string" calcext:value-type="string">
            <text:p>32</text:p>
          </table:table-cell>
          <table:table-cell table:style-name="ce21"/>
          <table:table-cell table:style-name="ce32" office:value-type="string" calcext:value-type="string">
            <text:p>botaoDecremento4</text:p>
            <draw:control draw:z-index="0" draw:name="shape_botaoDecremento4" draw:text-style-name="P1" svg:width="1.001cm" svg:height="0.901cm" svg:x="0cm" svg:y="0cm" draw:control="control13"/>
          </table:table-cell>
          <table:table-cell table:style-name="ce21" office:value-type="string" calcext:value-type="string">
            <text:p>1</text:p>
          </table:table-cell>
          <table:table-cell table:style-name="ce32" office:value-type="string" calcext:value-type="string">
            <text:p>botaoIncremento4</text:p>
            <draw:control draw:z-index="1" draw:name="shape_botaoIncremento4" draw:text-style-name="P1" svg:width="1.003cm" svg:height="0.901cm" svg:x="0cm" svg:y="0cm" draw:control="control14"/>
          </table:table-cell>
          <table:table-cell table:style-name="ce32" office:value-type="string" calcext:value-type="string">
            <text:p>botaoLixo4</text:p>
            <draw:control draw:z-index="2" draw:name="shape_botaoLixo4" draw:text-style-name="P1" svg:width="1.719cm" svg:height="0.901cm" svg:x="0cm" svg:y="0cm" draw:control="control15"/>
          </table:table-cell>
          <table:table-cell table:number-columns-repeated="1008"/>
        </table:table-row>
        <table:table-row table:style-name="ro1">
          <table:table-cell table:number-columns-spanned="4" table:number-rows-spanned="1">
            <draw:control draw:z-index="9" draw:name="Controle 8" draw:style-name="gr2" draw:text-style-name="P2" svg:width="7.197cm" svg:height="0.899cm" svg:x="0cm" svg:y="0cm" draw:control="control7"/>
          </table:table-cell>
          <table:covered-table-cell table:number-columns-repeated="3"/>
          <table:table-cell table:number-columns-repeated="1020"/>
        </table:table-row>
        <table:table-row table:style-name="ro1">
          <table:table-cell table:number-columns-spanned="4" table:number-rows-spanned="1">
            <draw:control draw:z-index="14" draw:name="Controle 13" draw:style-name="gr4" draw:text-style-name="P2" svg:width="7.197cm" svg:height="0.899cm" svg:x="0.001cm" svg:y="0.001cm" draw:control="control12"/>
          </table:table-cell>
          <table:covered-table-cell table:number-columns-repeated="3"/>
          <table:table-cell table:number-columns-repeated="1020"/>
        </table:table-row>
        <table:table-row table:style-name="ro1">
          <table:table-cell table:style-name="ce7" table:number-columns-spanned="4" table:number-rows-spanned="1"/>
          <table:covered-table-cell table:number-columns-repeated="3"/>
          <table:table-cell table:number-columns-repeated="1020"/>
        </table:table-row>
        <table:table-row table:style-name="ro1">
          <table:table-cell table:style-name="ce7" table:number-columns-spanned="4" table:number-rows-spanned="2">
            <draw:control draw:z-index="13" draw:name="Controle 11" draw:style-name="gr2" draw:text-style-name="P2" svg:width="7.197cm" svg:height="1.799cm" svg:x="0cm" svg:y="0cm" draw:control="control11"/>
          </table:table-cell>
          <table:covered-table-cell table:number-columns-repeated="3"/>
          <table:table-cell table:number-columns-repeated="1020"/>
        </table:table-row>
        <table:table-row table:style-name="ro1">
          <table:covered-table-cell table:style-name="ce7"/>
          <table:covered-table-cell table:number-columns-repeated="3"/>
          <table:table-cell table:number-columns-repeated="1020"/>
        </table:table-row>
        <table:table-row table:style-name="ro1" table:number-rows-repeated="1048557">
          <table:table-cell table:number-columns-repeated="1024"/>
        </table:table-row>
        <table:table-row table:style-name="ro1">
          <table:table-cell table:number-columns-repeated="1024"/>
        </table:table-row>
      </table:table>
      <table:named-expressions>
        <table:named-range table:name="itemsListHeader" table:base-cell-address="$Forno.$F$11"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3-11-02T18:12:41.751239316</dc:date>
    <meta:editing-duration>PT18H43M18S</meta:editing-duration>
    <meta:editing-cycles>587</meta:editing-cycles>
    <meta:document-statistic meta:table-count="1" meta:cell-count="50" meta:object-count="15"/>
  </office:meta>
</office:document-meta>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tipoNamedRange = "mergedTipo"
Global Const tipoInputNamedRange = "mergedTipoInput"
Global Const alturaNamedRange = "mergedAltura"
Global Const alturaInputNamedRange = "mergedAlturaInput"
Global Const descricaoNamedRange = "mergedDescricao"
Global Const descricaoInputNamedRange = "mergedDescricaoInput"
Global Const larguraNamedRange = "mergedLargura"
Global Const larguraInputNamedRange = "mergedLarguraInput"
Global Const comprimentoNamedRange = "mergedComprimento"
Global Const comprimentoInputNamedRange = "mergedComprimentoInput"
Global Const listaItensTituloNamedRange = "itemsListTitle"
Global Const listaItensHeaderNamedRange = "itemsListHeader"

Global Const headerLableTipo = "Tipo"
Global Const headerLableDescricao = "Descrição"
Global Const headerLableDimensao = "Dimensões (cm)"
Global Const headerLableQtd = "Qtd"
Global Const headerLableExclude = ""

'Buttons Names Prefixes
Global Const buttonPrefix = "botao"
Global Const buttonIncrementPrefix = "botaoIncremento"
Global Const buttonDecrementPrefix = "botaoDecremento"
Global Const buttonTrashPrefix = "botaoLixo"

'App images directory name
Global Const imgDirectoryName = "images"

'Button Images Names
Global Const imgButtonIncrement = "incrementar_item.png"
Global Const imgButtonDecrement = "decrementar_item.png"
Global Const imgButtonTrash = "img_lixo.png"


'Global Variables
Global nItems As Integer
Global lastListButtonIndex As Integer
Global mousePressed As Boolean

'Set the global variables when file is opened
Sub SetInitialValues()

	'Get list header
	firstListHeaderCell = GetFirstCellObjFromNamedRange(listaItensHeaderNamedRange)
	cell = GetCellNextRowSameColumn(firstListHeaderCell)
	
	'Count items
	nItems = 0
	While (cell.GetString() &lt;&gt; "")
		nItems = nItems + 1
		cell = GetCellNextRowSameColumn(cell)
	WEnd
	
	'Get index to insert the next item
	lastListButtonIndex = 0

	If (nItems &gt; 0) Then
		'Get most recent row inserted
		cell = GetCellNextRowSameColumn(firstListHeaderCell)
		While (InStr(cell.GetString(), buttonPrefix) = 0)
			cell = GetCellSameRowNextColumn(cell)
		WEnd
		
		buttonName = cell.GetString()
		'Get line button name index
		If (InStr(buttonName, buttonIncrementPrefix)) Then
			lastListButtonIndex = Mid(buttonName, Len(buttonIncrementPrefix), Len(buttonName)-Len(buttonIncrementPrefix))
		ElseIf (InStr(buttonName, buttonDecrementPrefix)) Then
			lastListButtonIndex = Mid(buttonName, Len(buttonDecrementPrefix)+1, Len(buttonName)-Len(buttonDecrementPrefix))
		ElseIf (InStr(buttonName, buttonTrashPrefix)) Then
			lastListButtonIndex = Mid(buttonName, Len(buttonTrashPrefix), Len(buttonName)-Len(buttonTrashPrefix))
		EndIf
	EndIf

	lastListButtonIndex = lastListButtonIndex  + 1

End Sub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nputs(cellInput)
	'Clean Tipo Input
	cellInput.SetString("")

	'Clean Descrição Input
	cellInput = GetCellNextRowSameColumn(cellInput)
	cellInput.SetString("")

	'Clean Altura Input
	cellInput = GetCellNextRowSameColumn(cellInput)
	cellInput.SetString("")

	'Clean Largura Input
	cellInput = GetCellNextRowSameColumn(cellInput)
	cellInput.SetString("")
	
	'Clean Comprimento Input
	cellInput = GetCellNextRowSameColumn(cellInput)
	cellInput.SetString("")

End Function


'Set the item type lables
Function SetInputLables(cellInput As Object, two2DMeasures As Boolean)
	'Set Tipo Lable
	cellInput.SetString("Tipo:")

	'Clean Descrição Input
	cellInput = GetCellNextRowSameColumn(cellInput)
	cellInput.SetString("Descrição:")

	'Clean Altura Input
	cellInput = GetCellNextRowSameColumn(cellInput)
	cellInput.SetString("Altura (cm):")

	'Clean Largura Input
	cellInput = GetCellNextRowSameColumn(cellInput)
	cellInput.SetString("Largura (cm):")
	
	'Clean Comprimento Input
	cellInput = GetCellNextRowSameColumn(cellInput)
	cellInput.SetString("")
	If (two2DMeasures) Then
		cellInput.SetString("Comp. (cm):")
	Endif

End Function


'Get the cell 'Tipo' if it is on the same line
Function GetTipoCellFromSameLine(cell As Object) As Object

	row = GetCellRowIndex(cell)
	column = GetCellColumnIndex(cell)
	
	While (column &gt;= 0 And Not IsInNamedRange(cell, tipoNamedRange))
		column = column - 1
		cell = GetCellObjectByIndex(row, column)
	WEnd
	If (column &lt; 0) Then
		MsgBox("O parêmetro 'cell' tem que estar na mesma linha da célula mesclada com nome 'mergedTipo'")
	EndIf
	
	GetTipoCellFromSameLine = GetFirstCellObjFromNamedRange(tipoNamedRange)
	
End Function


'Get the cell 'Tipo' if it is on the same column
Function GetTipoCellFromSameColumn(cell As Object) As Object

	row = GetCellRowIndex(cell)
	column = GetCellColumnIndex(cell)
	
	While (row &gt;= 0 And Not IsInNamedRange(cell, tipoNamedRange))
		row = row - 1
		cell = GetCellObjectByIndex(row, column)
	WEnd
	If (row &lt; 0) Then
		MsgBox("O parêmetro 'cell' tem que estar na mesma linha da célula mesclada com nome 'mergedTipo'")
	EndIf
	
	GetTipoCellFromSameColumn = GetFirstCellObjFromNamedRange(tipoNamedRange)
	
End Function


'Set the lables and inputs for reading an item data
Function ReadyInputsForAdd(button As Object, itemType As String, tow2DMeasures As Boolean)

	cellBellow = GetCellBellowButton(button)
	cellBellow = GetTipoCellFromSameLine(cellBellow)
	
	SetInputLables(cellBellow, HasTwo2DMeasures(itemType))
	
	cellInput = GetFirstInputCell(cellBellow)
	CleanInputs(cellInput)
	
	cellInput.SetString(itemType)

End Function


'Button circle action: Set the lables and inputs for reading an circle data
Function CircleSelected(button As Object)
	ReadyInputsForAdd(button, "Círculo")
End Function


'Button square action: Set the lables and inputs for reading an square data
Function SquareSelected(button As Object)
	ReadyInputsForAdd(button, "Quadrado")
End Function


'Button rectangle action: Set the lables and inputs for reading an rectangle data
Function RectangleSelected(button As Object)
	ReadyInputsForAdd(button, "Retângulo")
End Function


'Button triangle action: Set the lables and inputs for reading an triangle data
Function TriangleSelected(button As Object)
	ReadyInputsForAdd(button, "Triângulo")
End Function


'Read the input data for adding an item
Function ReadItemInputData(cellLableTipo As Object) As Object
	numberInputs = 3
	
	'Get 'tipo' input cell
	inputCell = GetCellSameRowNextColumn(cellLableTipo)
	inputCellToClean = inputCell
	itemType = inputCell.GetString()
	If (itemType = "") Then
		MsgBox("Todos os campos são obrigatórios")
		Stop
	EndIf
	
	'Read cells bellow
	inputCell = GetCellNextRowSameColumn(inputCell)
	itemDescription = inputCell.GetString()
	If (itemDescription = "") Then
		MsgBox("Todos os campos são obrigatórios")
		Stop
	EndIf

	inputCell = GetCellNextRowSameColumn(inputCell)
	itemHeight = inputCell.GetString()
	If (itemHeight = "") Then
		MsgBox("Todos os campos são obrigatórios")
		Stop
	EndIf

	
	inputCell = GetCellNextRowSameColumn(inputCell)
	itemWidth = inputCell.GetString()
	If (itemWidth = "") Then
		MsgBox("Todos os campos são obrigatórios")
		Stop
	EndIf

	'Read three dimensions only if there are three dimensions to be read
	two2DMeasures = HasTwo2DMeasures(itemType)	
	If (two2DMeasures) Then
		inputCell = GetCellNextRowSameColumn(inputCell)
		itemLength = inputCell.GetString()
		If (itemLength = "") Then
			MsgBox("Todos os campos são obrigatórios")
			Stop
		EndIf
		numberInputs = 4
	EndIf

	'Create an array with the input data
	Dim data(numberInputs) As String
	
	data(0) = itemType
	data(1) = itemDescription
	data(2) = itemHeight
	data(3) = itemWidth
	If (two2DMeasures) Then
		data(4) = itemLength
	EndIf
	'Reset input values
	'CleanInputs(inputCellToClean)
	ReadItemInputData = data
End Function


'Button 'Adicionar Item' action: Add an item to the list
Function AddItem(button As Object)
	buttonCellAddr = GetButtonLocation(button)
	buttonCell = GetCellObjectByName(buttonCellAddr)
	cellAbove = GetCellPreviousRowSameColumn(buttonCell)
	
	cellLableTipo = GetTipoCellFromSameColumn(cellAbove)
	inputData = ReadItemInputData(cellLableTipo)
	
	InsertInListAtStart(inputData)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Sub Main

End Sub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FindItensListHeaderStartCell() As Object
	
	buttonLimparAddr = GetButtonLocationByName("limparLista")
	buttonCell = GetCellObjectByName(buttonLimparAddr)
	previousCell = GetCellSameRowPreviousColumn(buttonCell)
	If (IsInNamedRange(previousCell, listaItensTituloNamedRange)) Then
		previousCell = GetFirstCellObjFromNamedRange(listaItensTituloNamedRange)
	EndIf

	FindItensListHeaderStartCell = GetCellNextRowSameColumn(previousCell)
	
End Function


'Change a list row cell style. Merges included.
Function SetListRowCellsStyles(row As Integer)

	firstCellHeaderList = GetFirstCellObjFromNamedRange(listaItensHeaderNamedRange)
	lastCellHeaderList = GetLastCellObjFromNamedRange(listaItensHeaderNamedRange)

	startColumn = GetCellColumnIndex(firstCellHeaderList)
	endColumn = GetCellColumnIndex(lastCellHeaderList)
	
	For column = startColumn To endColumn
		cell = GetCellObjectByIndex(row, column)
		cell.CellBackColor = RGB(107, 121, 137)	
	next column
	
	headerRow = GetCellRowIndex(firstCellHeaderList)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Qtd And headerCell.GetString() &lt;&gt; headerLableDimensao) Then
			rangeToMerge = sheet.GetCellRangeByPosition(column, row, (column + numberOfCellsToMerge), row)
			rangeToMerge.merge(True)
		EndIf
		
		column = nextHeaderColumn
	WEnd

End Function


'Set the values of the inserted list item
Function SetItemsValues(insertData, row, startColumn)
	
	cell = GetCellObjectByIndex(row, startColumn)
	For i = 0 To UBound(insertData)
		cell.SetString(insertData(i))
		cell = GetCellSameRowNextColumn(cell)
	Next i

End Function



Function GetIndex(controlObj As Object, formObj As Object) As Integer
	Dim nIndex As Integer
	nIndex = -1
	For i = 0 To formObj.getCount() - 1 step 1
		If EqualUnoObjects(controlObj, formObj.getByIndex(i)) Then
			nIndex = i
			Exit For
		End If
	Next
	GetIndex = nIndex
End Function

Function AddMacroToButton(eventType As String, listenerType As String, macroName As String, index As Integer, formObj As Object)

	sScriptURL = "vnd.sun.star.script:" &amp; macroName &amp; "?language=Basic&amp;location=document"
	aEvent = CreateUnoStruct("com.sun.star.script.ScriptEventDescriptor")

	MsgBox(eventType)
	MsgBox(macroName)
	
	With aEvent
		.AddListenerParam = ""
		.EventMethod = eventType
		.ListenerType = listenerType
		.ScriptCode = sScriptURL
		.ScriptType = "Script"
    End With
  
	formObj.registerScriptEvent(index, aEvent)
 

End Function


' assign sScriptURL event as css.awt.XActionListener::actionPerformed.
' event is assigned to the control described by the nIndex in the oForm container
Function AddMacroReleasedToButton(macroName As String, buttonIndex As Integer, formObj As Object)
	AddMacroToButton("mouseReleased", "XMouseListener", macroName, buttonIndex, formObj)
End Function

Function AddMacroPressedToButton(macroName As String, buttonIndex As Integer, formObj As Object)
	AddMacroToButton("mousePressed", "XMouseListener", macroName, buttonIndex, formObj)
End Function



Function AssignMacros(buttonObj As Object, macroReleased As String, macroPressed As String)

	sheet = GetCurrentSheet()
	formObj = sheet.DrawPage.getForms().getByIndex(0)
	btnIndex = GetIndex(buttonObj, formObj)
	
	AddMacroReleasedToButton(macroReleased, btnIndex, formObj)
	If (macroPressed &lt;&gt; "") Then
		AddMacroPressedToButton(macroPressed, btnIndex, formObj)
	EndIf
	
End Function


'Create a button with an image in a cell
Function CreateButton(buttonName As String, cellObj As Object, imgPath As String) As Object

	'Create the button
	buttonObj = CreateUnoService("com.sun.star.form.component.CommandButton")
	buttonObj.Name = buttonName
	buttonObj.ImageURL = AddURLPrefixOnPath(imgPath)

	'Create the shape to contain it	
	shapeObj = ThisComponent.createInstance("com.sun.star.drawing.ControlShape")
	shapeObj.Name = "shape_" &amp; buttonObj.Name
	
	sheet = GetCurrentSheet()

	'Add the shape to the page, set anchor and position, size
	shapeObj.setControl(buttonObj)
	sheet.DrawPage.add(shapeObj)
	shapeObj.Anchor = cellObj
	shapeObj.setSize(cellObj.Size)
	shapeObj.setPosition(cellObj.Position)
	
	'Set button name on cell
	cellObj.SetString(buttonName)
    cellObj.IsTextWrapped = True
    
	CreateButton = buttonObj

End Function


'Get an image of a button path
Function GetButtonImagePath(imageName As String) As String
	dirPath = GetCurrentDirPath()
	
	Dim imagePathArray(1) As String
	imagePathArray(0) = dirPath
	imagePathArray(1) = imgDirectoryName
	
	imgPath = JoinPath(imagePathArray) &amp; imageName

	GetButtonImagePath = imgPath

End Function


'Create a button for decrementing Qtd column value
Function CreateButtonDecrement(buttonName As String, cellObj As Object)

	decrementImgPath = GetButtonImagePath(imgButtonDecrement)
	btn = CreateButton(buttonName, cellObj, decrementImgPath)
	AssignMacros(btn, "Standard.ListManager.DecrementStop", "Standard.ListManager.DecrementItem")
		
End Function


'Create a button for incrementing Qtd column value
Function CreateButtonIncrement(buttonName As String, cellObj As Object)

	incrementImgPath = GetButtonImagePath(imgButtonIncrement)
	btn = CreateButton(buttonName, cellObj, incrementImgPath)
	AssignMacros(btn, "Standard.ListManager.IncrementStop", "Standard.ListManager.IncrementItem")

End Function


'Create a button for deleting item
Function CreateButtonTrash(buttonName As String, cellObj As Object)

	trashImgPath = GetButtonImagePath(imgButtonTrash)
	btn = CreateButton(buttonName, cellObj, trashImgPath)
	AssignMacros(btn, "Standard.ListManager.RemoveItem", "")
	
End Function


'Create new item buttons
Function CreateButtonsOnListRow(row As Integer)
	
	firstCellHeaderList = GetFirstCellObjFromNamedRange(listaItensHeaderNamedRange)
	lastCellHeaderList = GetLastCellObjFromNamedRange(listaItensHeaderNamedRange)

	headerRow = GetCellRowIndex(firstCellHeaderList)

	startColumn = GetCellColumnIndex(firstCellHeaderList)
	endColumn = GetCellColumnIndex(lastCellHeaderList)
	
	column = startColumn
	headerCell = GetCellObjectByIndex(headerRow, column)
	
	While headerCell.GetString() &lt;&gt; "Qtd"
		column = column + 1
		HeaderCell = GetCellObjectByIndex(headerRow, column)
	WEnd
	
	cellDecr = GetCellObjectByIndex(row, column)
	CreateButtonDecrement(buttonDecrementPrefix &amp; lastListButtonIndex, cellDecr)
	
	cellQtd = GetCellSameRowNextColumn(cellDecr)
	cellQtd.SetString("1")
	
	cellIncr = GetCellSameRowNextColumn(cellQtd)
	CreateButtonIncrement(buttonIncrementPrefix &amp; lastListButtonIndex, cellIncr)
	
	cellTrash = GetCellSameRowNextColumn(cellIncr)
	CreateButtonTrash(buttonTrashPrefix &amp; lastListButtonIndex, cellTrash)
	
End Function


'Insert at the top of the list
Function InsertInListAtStart(insertData As Object)

	firstCellHeaderList = GetFirstCellObjFromNamedRange(listaItensHeaderNamedRange)
	lastCellHeaderList = GetLastCellObjFromNamedRange(listaItensHeaderNamedRange)
	
	cellReference = GetCellNextRowSameColumn(firstCellHeaderList)
	
	cellRowIndex = GetCellRowIndex(cellReference)
	firstCellColumnIndex = GetCellColumnIndex(firstCellHeaderList)
	lastCellColumnIndex = GetCellColumnIndex(lastCellHeaderList)
	
	InsertCellAbove(cellRowIndex, cellRowIndex, firstCellColumnIndex, lastCellColumnIndex)

	newRow = cellRowIndex

	SetListRowCellsStyles(newRow)
	SetItemsValues(insertData, newRow, firstCellColumnIndex)
	CreateButtonsOnListRow(newRow)
	
	nItems = nItems + 1
	lastListButtonIndex = lastListButtonIndex + 1

End Function

Function DecrementItem(ev as com.sun.star.awt.ActionEvent)
	button = ev.Source.Model

	decrementingValue = 1

	waitingTime = 150
	totalTime = 0
		
	limitToSpeedup = 10 * waitingTime


	mousePressed = True
	While (mousePressed)

		cellName = GetButtonLocationByName(button.Name)
		cellObj = GetCellObjectByName(cellName)
		
		cellObj = GetCellSameRowNextColumn(cellObj)
		value = CInt(cellObj.GetString())
		
		newValue = value - decrementingValue
		If (newValue &gt;= 0) Then
			value = newValue
		ElseIf (decrementingValue &gt; 1) Then
			incrementingValue = decrementingValue/2
		EndIf
		
		cellObj.SetString(value &amp; "")
		wait(waitingTime)
		
		totalTime = totalTime + waitingTime
		If (totalTime &gt; limitToSpeedup) Then
			decrementingValue = decrementingValue * 2
			totalTime = 0
		EndIf
	
	WEnd
	
End Function


Function DecrementStop(ev as com.sun.star.awt.ActionEvent)
	button = ev.Source.Model
	wait(100)
	mousePressed = False	
End Function


Function IncrementStop(ev as com.sun.star.awt.ActionEvent)
	button = ev.Source.Model
	wait(100)
	mousePressed = False
End Function


Function IncrementItem(ev as com.sun.star.awt.ActionEvent)
	button = ev.Source.Model
	mousePressed = True

	incrementingValue = 1

	waitingTime = 150
	totalTime = 0
		
	limitToSpeedup = 10 * waitingTime

	While (mousePressed)

		cellName = GetButtonLocationByName(button.Name)
		cellObj = GetCellObjectByName(cellName)
	
		cellObj = GetCellSameRowPreviousColumn(cellObj)
		value = CInt(cellObj.GetString())
		
		newValue = value + incrementingValue
		If (newValue &lt;= 999) Then
			value = newValue
		ElseIf (incrementingValue &gt; 1) Then
			incrementingValue = incrementingValue/2
		EndIf
		
		cellObj.SetString(value &amp; "")
	
		wait(waitingTime)
		
		totalTime = totalTime + waitingTime
		If (totalTime &gt; limitToSpeedup) Then
			incrementingValue = incrementingValue * 2
			totalTime = 0
		EndIf
	
	Wend
	
End Function


Function RemoveItem(ev as com.sun.star.awt.ActionEvent)
	button = ev.Source.Model
	MsgBox(button.Name)

	cellName = GetButtonLocationByName(button.Name)
	cellObj = GetCellObjectByName(cellName)
	MsgBox(cellObj.AbsoluteName)
	
	
End Function

Sub Main

End Sub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dows") Then
		isWindows = True
	EndIf
	OSIsWindows = isWindows
End Function


'Change a path to an URL for the directory or file
Function AddURLPrefixOnPath(strPath As String) As String
	prefix = ""
	If (OSIsUnix() And Left(strPath, 7) &lt;&gt; "file://") Then
		prefix = "file://"
	ElseIf (OSIsWindows) Then
		prefix = ""
	EndIf
	AddURLPrefixOnPath = prefix &amp; strPath
End Function


'Change an URL to a directory or file path
Function RemoveURLPrefixOnPath(strPath As String) As String
	newPath = strPath
	If (OSIsUnix() And Left(strPath, 7) = "file://") Then
		newPath = Mid(strPath, 8, Len(strPath))
	ElseIf (OSIsWindows) Then
		newPath = 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Object

	If (OSIsUnix()) Then
		SplitPath = Split(path, "/")
	ElseIf (OSIsWindows()) Then
		SplitPath = Split(path, "\")
	EndIf

End Function


'Concatenate direcotories in an array
Function JoinPath(path() As String) As String

	If (OSIsUnix()) Then
	
		For i = 0 To UBound(path())
			path(i) = RemoveDirSepartorAtPathEnd(path(i))
		Next i
		JoinPath = Join(path(), "/") &amp; "/"
	
	ElseIf (OSIsWindows()) Then	
	
		For i = 0 To UBound(path())
			path(i) = RemoveDirSepartorAtPathEnd(path(i))
		Next i
		JoinPath = Join(path(), "\") &amp; "\"
	
	EndIf

End Function


'Verify if apath is for an existent directory or file
Function ExistsFile(path As String) As Boolean
	pathURL = AddURLPrefixOnPath(path)
	ExistsFile = FileExists(pathURL)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 strInitPath )
	If oFolderPicker.execute() = 1 Then 
		SelectFolder = oFolderPicker.getDirectory()
	End If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Global SOLVER_PATH

Function MakePythonManagerExecutable()

	If (OSIsUnix()) Then
		command = "chmod +x " &amp; SOLVER_PATH &amp; "exec_kiln_solver.py "
		ExecCommand(command)
	ElseIf (OSIsWindows()) Then
		'TODO
	EndIf

End Function

Function PathToSolverPathFile() As String
	homeDir = GetHomeDir()
	fileNameStoreSolverPath = ".caminho_do_solver_macro_libre_office.txt"
	PathToSolverPathFile = AddDirSepartorAtPathEnd(homeDir &amp; fileNameStoreSolverPath)
End Function


Function HasSolverDirectoryVerificationFile(path As String) As Boolean
	verificationFileName = "solver_directory_verification_file.txt"
	
	verificationFilePath = path &amp; verificationFileName
	verificationFilePath = AddURLPrefixOnPath(verificationFilePath)
	
	HasSolverDirectoryVerificationFile = ExistsFile(verificationFilePath)
End Function

Function DefineSolverPath()
	homeDir = GetHomeDir()

	newSolverPath = SelectFolder("Indique a pasta do solver", homeDir)
	If (newSolverPath = "") Then
		MsgBox("É necessário indicar a pasta do solver.", MB_OK)
		Stop
	EndIf

	newSolverPath = RemoveURLPrefixOnPath(newSolverPath)
	newSolverPath = AddDirSepartorAtPathEnd(newSolverPath)
	newSolverPath = ConvertASCIIPathAccentedLetters(newSolverPath)
	
	If (HasSolverDirectoryVerificationFile(newSolverPath)) Then
		SOLVER_PATH = newSolverPath
		WriteTextFile(PathToSolverPathFile(), SOLVER_PATH)
		MsgBox("Pasta do solver definida para: " &amp; SOLVER_PATH, MB_OK)

	Else
		errorText = "Esta pasta não é a pasta do solver, pois não contém o arquivo de verificação do solver."
		If (PathHasSpaceOrAccentedLetter(newSolverPath)) Then
			errorText = errorText &amp; Chr(10)
			errorText = errorText &amp; "Obs: Certifique-se que nenhuma pasta acima da pasta do solver tenha "
			errorText = errorText &amp; "espaços, acentos ou o caractere % (exemplo: não salve a pasta do solver na "
			errorText = errorText &amp; """Área de Trabalho"")."
		EndIf
		MsgBox(errorText, MB_OK)
		Stop
	End If
	
End Function

Function ReadSolverPathFile()

	path = AddURLPrefixOnPath(PathToSolverPathFile())

	SOLVER_PATH = ""
	If (Not ExistsFile(path)) Then
		Exit Function
	EndIf

	Dim Prop(0) As New com.sun.star.beans.PropertyValue

	Prop(0).Name = "Hidden"
	Prop(0).Value = true

	Dim oDoc As Object
	Dim oCursor As Object
	
	oDoc = StarDesktop.loadComponentFromURL(path, "_blank", 0, Prop())
	oCursor = oDoc.CurrentController.viewCursor
	oCursor.gotoStart(false)
	oCursor.gotoEndOfLine(true)

	SOLVER_PATH = oCursor.string

	oDoc.close(true)

End Function

Function WriteTextFile(pathToFile As String, textToWrite As String)

	path = AddURLPrefixOnPath(pathToFile)

	Dim objSimpleFileAccess As Object

	objSimpleFileAccess	 = createUNOService ("com.sun.star.ucb.SimpleFileAccess") 
	
	' If file exists overwrite it by deleting first
    If (ExistsFile(path)) Then
      objSimpleFileAccess.kill(path)
    End If

	Dim outStream as Object	
	outStream = objSimpleFileAccess.openFileWrite(path) 

	Dim outText as Object
	outText = createUNOService ("com.sun.star.io.TextOutputStream") 
	outText.setOutputStream(outStream) 

	outText.WriteString(textToWrite) 
	outText.closeOutput()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VerifyNumberOfSheets()

	document = ThisComponent
	sheets = document.Sheets
	
	If (sheets.Count &lt;&gt; 2) Then
		errorText = "Erro! O número de planilhas deve ser exatamente 2." &amp; Chr(10)
		errorText = errorText &amp; "A primeira deve ser para descrever as peças e suas quantidades e a segunda para o forno e os suportes"
		MsgBox(errorText, MB_OK)
		Stop
	EndIf

End Function


Function GetSolutionOutPutFileLocation() As String
	dirURL = SelectFolder("Selecione a pasta onde deverá ser armazenado o resultado.", GetHomeDir())
	If (dirURL = "") Then
		MsgBox("É necessário indicar a pasta do onde a solução deverá ser armazenada.", MB_OK)
		Stop
	EndIf
	GetSolutionOutPutFileLocation = RemoveURLPrefixOnPath(ConvertASCIIPathAccentedLetters(dirURL))
End Function

Function ExecLinuxCommand(command As String)

	shellCommand = "-c '" &amp; command &amp; "'"
	result = Shell("bash", 1, shellCommand, True)

End Function

Function ExecCommand(command As String)
	If (OSIsUnix()) Then
		ExecLinuxCommand(command)
	ElseIf(OsIsWindows()) Then
		'TODO
	EndIf

End Function

Function RunSolver()
	MakePythonManagerExecutable()
	
	solverOutputPath = GetSolutionOutPutFileLocation()
	command = ""
	If (OSIsUnix()) Then
		command = SOLVER_PATH &amp; "exec_kiln_solver.py " &amp; solverOutputPath	
	ElseIf (OSIsWindows()) Then
		'TODO
	EndIf
	MsgBox(command)
	
	ExecCommand(command)

End Function

Sub Solver
	MsgBox("AA", MB_OK)
	VerifyNumberOfSheets()

	sheetPath = GetCurrentFilePath()
	If (sheetPath = "") Then
		MsgBox("Salve o arquivo pela primeira vez para poder executar o solver.", MB_OK)
		Stop
	End If
'	sheetPath = RemoveURLPrefixOnPath(sheetPath)
'	sheetPath = ConvertASCIIPathAccentedLetters(sheetPath)
'	MsgBox(sheetPath, MB_OK)

	ReadSolverPathFile()
	If (SOLVER_PATH = "") Then
		MsgBox("Solver não encontrado. Selecione a pasta onde se encontra o solver.", MB_OK)
		DefineSolverPath()
	EndIf
'	MsgBox(SOLVER_PATH, MB_OK)
	
	SaveFileAsCSV()
	RunSolver()
	
End Sub

Sub RedefinirCaminhoDoSolver
	DefineSolverPath()
End Sub

Sub Macro1

End Sub
</script:module>
</file>

<file path=Basic/Standard/Util.xml><?xml version="1.0" encoding="utf-8"?>
<!DOCTYPE module  PUBLIC '-//OpenOffice.org//DTD OfficeDocument 1.0//EN'  'module.dtd'>
<script:module xmlns:script="http://openoffice.org/2000/script" script:name="Util" script:language="StarBasic" script:moduleType="normal">REM  *****  BASIC  *****

'Use MRI to see properties of a variable
Function SeeProperties(obj As Object)
	oMRI = CreateUnoService("mytools.Mri")
	oMRI.inspect(obj)
	MsgBox("Close me")
End Function


'Verify if an item type has more two measures (Height, Width and Length)
Function HasTwo2DMeasures(itemType As String) As Boolean
	iType = LCase(itemType)
	HasTwo2DMeasures = False
	If (iType = "retângulo" Or iType = "retangulo") Then
		HasTwo2DMeasures = True
	EndIf
End Function


'Search for a button by name and returns its cell
Function GetButtonLocationByName(buttonName As String) As String
	Dim Doc As Object
	Doc = ThisComponent

	Dim Sheet As Object		
	Sheet = Doc.CurrentController.Active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Source.Model.Name
	GetButtonLocation = GetbuttonLocationByName(buttonNam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As Object

	sheetObj = GetCurrentSheet()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 As Object) As Object
	
	Dim row As Integer
	If(Not cellObj.IsMerged) Then
		row = GetCellRowIndex(cellObj)
	Else
		sheetObj = GetCurrentSheet()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GetCellNextRowSameColumn = cellObj

End Function


'Same as GetCellNextRowSameColumn, but gets the previous row
Function GetCellPreviousRowSameColumn(cellObj As Object) As Object
	row = GetCellRowIndex(cellObj)
	column = GetCellColumnIndex(cellObj)
		
	If (row = 0) Then
		MsgBox("Erro! Tentando acessar linha -1")
		Stop
	EndIf
	
	nextRow = row - 1
	cellObj = GetCellObjectByIndex(nextRow, column)
	
	GetCellPreviousRowSameColumn = cell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 As Object) As Object

	Dim column As Integer
	If(Not cellObj.IsMerged) Then
		column = GetCellColumnIndex(cellObj)
	Else
		sheetObj = GetCurrentSheet()
		
		cursorObj = sheetObj.CreateCursorByRange(cellObj)
		cursorObj.CollapseToMergedArea()
	
		splittedAddr = Split(cursorObj.AbsoluteName, ":")
		firstPart = Split(splittedAddr(0), ".")
		lastPart = splittedAddr(UBound(splittedAddr))
		
		column = GetCellColumnIndexByAbsoluteName(lastPart)
	EndIf

	row = GetCellRowIndex(cellObj)	
	nextColumn = column + 1		
	cellObj = GetCellObjectByIndex(row, nextColumn)
	
	GetCellSameRowNextColumn = cellObj

End Function


'Same as GetCellSameRowNextColumn, but gets the previous column
Function GetCellSameRowPreviousColumn(cellObj As Object) As Object

	column = GetCellColumnIndex(cellObj)
	row = GetCellRowIndex(cellObj)
	
	If column = 0 Then
		MsgBox("Erro! Tentando acessar coluna -1")
		Stop
	EndIf

	prevColumn = column - 1		
	cellObj = GetCellObjectByIndex(row, prevColumn)
	
	GetCellSameRowPreviousColumn = cell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Incert cells from $rowStart$columnStart) To $rowEnd$columnEnd. The cells will be inserted above rowEnd
Function InsertCellAbove(rowStart As Integer, rowEnd As Integer, columnStart As Integer, columnEnd As Integer)

	Dim CellRangeAddress As New com.sun.star.table.CellRangeAddress
	
	cellRangeAddress.Sheet = 0
	cellRangeAddress.StartColumn = columnStart
	cellRangeAddress.StartRow = rowStart
	cellRangeAddress.EndColumn = columnEnd
	cellRangeAddress.EndRow = rowEnd
	
	sheet = GetCurrentSheet()
	sheet.insertCells(cellRangeAddress, com.sun.star.sheet.CellInsertMode.DOW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